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ist_20_Paragraph">
      <style:text-properties officeooo:rsid="0009bf57" officeooo:paragraph-rsid="0009bf57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List_20_Paragraph" style:list-style-name="WWNum3"/>
    <style:style style:name="P4" style:family="paragraph" style:parent-style-name="List_20_Paragraph" style:list-style-name="WWNum3">
      <style:text-properties officeooo:paragraph-rsid="0008593f"/>
    </style:style>
    <style:style style:name="P5" style:family="paragraph" style:parent-style-name="List_20_Paragraph" style:list-style-name="WWNum3">
      <style:text-properties officeooo:paragraph-rsid="0009bf57"/>
    </style:style>
    <style:style style:name="P6" style:family="paragraph" style:parent-style-name="List_20_Paragraph" style:list-style-name="WWNum3">
      <style:text-properties officeooo:paragraph-rsid="000d24eb"/>
    </style:style>
    <style:style style:name="P7" style:family="paragraph" style:parent-style-name="List_20_Paragraph" style:list-style-name="WWNum3">
      <style:paragraph-properties fo:text-align="start" style:justify-single-word="false"/>
    </style:style>
    <style:style style:name="P8" style:family="paragraph" style:parent-style-name="List_20_Paragraph" style:list-style-name="WWNum3">
      <style:text-properties officeooo:rsid="0009bf57" officeooo:paragraph-rsid="0009bf57"/>
    </style:style>
    <style:style style:name="P9" style:family="paragraph" style:parent-style-name="List_20_Paragraph" style:list-style-name="WWNum3">
      <style:text-properties officeooo:rsid="000b8125" officeooo:paragraph-rsid="000b8125"/>
    </style:style>
    <style:style style:name="P10" style:family="paragraph" style:parent-style-name="List_20_Paragraph">
      <style:text-properties officeooo:paragraph-rsid="000d24eb"/>
    </style:style>
    <style:style style:name="P11" style:family="paragraph" style:parent-style-name="List_20_Paragraph">
      <style:text-properties officeooo:rsid="000eb207" officeooo:paragraph-rsid="000eb207"/>
    </style:style>
    <style:style style:name="P12" style:family="paragraph" style:parent-style-name="List_20_Paragraph" style:list-style-name="L1">
      <style:text-properties officeooo:rsid="000eb207" officeooo:paragraph-rsid="000eb207"/>
    </style:style>
    <style:style style:name="P13" style:family="paragraph" style:parent-style-name="List_20_Paragraph" style:list-style-name="L1">
      <style:text-properties officeooo:paragraph-rsid="000eb207"/>
    </style:style>
    <style:style style:name="P14" style:family="paragraph" style:parent-style-name="List_20_Paragraph">
      <style:text-properties officeooo:rsid="000fb095" officeooo:paragraph-rsid="000fb095"/>
    </style:style>
    <style:style style:name="P15" style:family="paragraph" style:parent-style-name="List_20_Paragraph" style:list-style-name="L2">
      <style:text-properties officeooo:rsid="000fb095" officeooo:paragraph-rsid="000fb095"/>
    </style:style>
    <style:style style:name="P16" style:family="paragraph" style:parent-style-name="List_20_Paragraph">
      <style:text-properties officeooo:rsid="000fb095" officeooo:paragraph-rsid="0010538e"/>
    </style:style>
    <style:style style:name="P17" style:family="paragraph" style:parent-style-name="List_20_Paragraph" style:list-style-name="L2">
      <style:text-properties officeooo:rsid="0010538e" officeooo:paragraph-rsid="0010538e"/>
    </style:style>
    <style:style style:name="P18" style:family="paragraph" style:parent-style-name="List_20_Paragraph">
      <style:text-properties officeooo:rsid="0010538e" officeooo:paragraph-rsid="0010538e"/>
    </style:style>
    <style:style style:name="P19" style:family="paragraph" style:parent-style-name="List_20_Paragraph">
      <style:text-properties officeooo:rsid="001180d7" officeooo:paragraph-rsid="001180d7"/>
    </style:style>
    <style:style style:name="P20" style:family="paragraph" style:parent-style-name="List_20_Paragraph" style:list-style-name="L2">
      <style:text-properties officeooo:rsid="0011e749" officeooo:paragraph-rsid="0011e74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9bf57" style:font-weight-asian="bold"/>
    </style:style>
    <style:style style:name="T3" style:family="text">
      <style:text-properties officeooo:rsid="0008593f"/>
    </style:style>
    <style:style style:name="T4" style:family="text">
      <style:text-properties officeooo:rsid="000d24eb"/>
    </style:style>
    <style:style style:name="T5" style:family="text">
      <style:text-properties officeooo:rsid="000eb207"/>
    </style:style>
    <style:style style:name="T6" style:family="text">
      <style:text-properties officeooo:rsid="0010538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tividade de Fixação – </text:span><text:span text:style-name="T2">30</text:span><text:span text:style-name="T1">/0</text:span><text:span text:style-name="T2">9</text:span><text:span text:style-name="T1">/</text:span><text:span text:style-name="T2">22</text:span></text:p>
      <text:list xml:id="list3687961768" text:style-name="WWNum3">
        <text:list-item>
          <text:p text:style-name="P7">Qual a diferença entre programa e processo?<text:line-break/><text:span text:style-name="T3">R: O programa é um código executável, enquanto o processo é o programa em execução.<text:line-break/></text:span></text:p>
        </text:list-item>
        <text:list-item>
          <text:p text:style-name="P3">O que é PCB (Process Control Block)?</text:p>
        </text:list-item>
      </text:list>
      <text:p text:style-name="P1">R: É o local <text:s/>na memória onde o SO guardar as informações do processo. Cada processo é guardado em seu próprio local (PCB) que é encerrada quando o processo é encerrado.</text:p>
      <text:p text:style-name="P2"/>
      <text:list xml:id="list133742344445232" text:continue-numbering="true" text:style-name="WWNum3">
        <text:list-item>
          <text:p text:style-name="P4">O que é contexto de software?</text:p>
          <text:p text:style-name="P8">R: São informações gerais guardadas no PCB referente aos processos.</text:p>
          <text:p text:style-name="P5"/>
        </text:list-item>
        <text:list-item>
          <text:p text:style-name="P3">O que é contexto de hardware?</text:p>
          <text:p text:style-name="P9">R: São as informações que estão dentro do processador, nos registradores, que refletem o momento de execução na qual o processo foi interrompido. Responsável por guardar o código da instrução e se o processo deverá ser reaberto/continuado.</text:p>
          <text:p text:style-name="P9"/>
        </text:list-item>
        <text:list-item>
          <text:p text:style-name="P6">O que é troca de contexto?<text:line-break/><text:span text:style-name="T4">R: É o que acontece entre um programa ser interrompido e outro ser inicializado (3 coisas) . <text:line-break/>Primeiro: O sistema operacional/ dispatcher salva a informação de contexto de hardware no PCB do processo<text:line-break/>Segundo: O Scheduler decide qual o próximo processo que será executado<text:line-break/>Terceiro: O dispatcher guarda o contexto de hardware do próximo processo</text:span></text:p>
        </text:list-item>
      </text:list>
      <text:p text:style-name="P10"/>
      <text:p text:style-name="P10"/>
      <text:list xml:id="list4244545133" text:style-name="L1">
        <text:list-item>
          <text:p text:style-name="P13"><text:span text:style-name="T5">SO carrega o código do APP na memória RAM (principal) </text:span></text:p>
        </text:list-item>
        <text:list-item>
          <text:p text:style-name="P12">Cria um processo correspondente a execução</text:p>
        </text:list-item>
        <text:list-item>
          <text:p text:style-name="P12">Aloca um espaço na memória RAM para ser a PCB do processo criado</text:p>
        </text:list-item>
      </text:list>
      <text:p text:style-name="P11"/>
      <text:p text:style-name="P14">Status do processo:</text:p>
      <text:list xml:id="list1804950834" text:style-name="L2">
        <text:list-item>
          <text:p text:style-name="P15">Novo &gt; Pronto &gt; Em execução &gt; Terminado/finalizado</text:p>
        </text:list-item>
        <text:list-item>
          <text:p text:style-name="P17">Suspenso/bloqueado: quando um processo está realizando I/O (input e output). Quando terminado, ele volta para o estado “Pronto”</text:p>
        </text:list-item>
        <text:list-item>
          <text:p text:style-name="P20">O “Time Slice” é o tempo máximo que um processo pode executar. Ao chegar ao limite, ele é encerrado e volta para a fila (estado “Pronto”) </text:p>
        </text:list-item>
      </text:list>
      <text:p text:style-name="P14"/>
      <text:p text:style-name="P14">O DMA é o componente que controla a transferência de I/O do disco </text:p>
      <text:p text:style-name="P14"/>
      <text:p text:style-name="P18">SO monotarefa: É quando apenas um programa ocupa o espaço da memória/CPU</text:p>
      <text:p text:style-name="P16">SO multitarefa: É quando mais de um programa ocupa o espaço da memória/CPU <text:span text:style-name="T6">(</text:span>ocioso<text:span text:style-name="T6">)</text:span></text:p>
      <text:p text:style-name="P19">SO time sharing: Um servidor onde vários computadores estão conectados, porém apenas um processo/maquina era executado por ve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elia Taniwaki</meta:initial-creator>
    <meta:editing-cycles>9</meta:editing-cycles>
    <meta:creation-date>2017-03-10T20:20:00</meta:creation-date>
    <dc:date>2022-10-07T13:09:00.563610317</dc:date>
    <meta:editing-duration>PT55M28S</meta:editing-duration>
    <meta:generator>LibreOffice/7.3.4.2$Linux_X86_64 LibreOffice_project/30$Build-2</meta:generator>
    <meta:document-statistic meta:table-count="0" meta:image-count="0" meta:object-count="0" meta:page-count="1" meta:paragraph-count="20" meta:word-count="336" meta:character-count="1955" meta:non-whitespace-character-count="1643"/>
    <meta:user-defined meta:name="AppVersion">16.0000</meta:user-defined>
    <meta:user-defined meta:name="Company">Faculdade BandTec</meta:user-defined>
    <meta:template xlink:type="simple" xlink:actuate="onRequest" xlink:title="Normal.dotm" xlink:href=""/>
  </office:meta>
</office:document-meta>
</file>